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fo:font-size="16pt" officeooo:rsid="000ddef8" officeooo:paragraph-rsid="000ddef8" style:font-size-asian="16pt" style:font-size-complex="16pt"/>
    </style:style>
    <style:style style:name="P2" style:family="paragraph" style:parent-style-name="Standard">
      <style:text-properties style:font-name="arial" fo:font-size="11pt" officeooo:rsid="000ddef8" officeooo:paragraph-rsid="000ddef8" style:font-size-asian="9.60000038146973pt" style:font-size-complex="11pt"/>
    </style:style>
    <style:style style:name="P3" style:family="paragraph" style:parent-style-name="Standard">
      <style:text-properties style:font-name="arial" fo:font-size="20pt" style:text-underline-style="solid" style:text-underline-width="auto" style:text-underline-color="font-color" fo:font-weight="bold" officeooo:rsid="000ddef8" officeooo:paragraph-rsid="000ddef8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 fo:font-size="13pt" fo:font-weight="bold" officeooo:rsid="000ddef8" officeooo:paragraph-rsid="000ddef8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bles des matières :</text:p>
      <text:p text:style-name="P1"/>
      <text:p text:style-name="P1"/>
      <text:p text:style-name="P4">I-Positionnement du stage</text:p>
      <text:p text:style-name="P2"><text:tab/>A) Pôle Judiciaire de la Gendarmerie National</text:p>
      <text:p text:style-name="P2"><text:tab/>B) Service Central de Renseignement Criminel</text:p>
      <text:p text:style-name="P2"><text:tab/>C) Centre forensique d’Intelligence Artificielle</text:p>
      <text:p text:style-name="P2"><text:tab/>D) Institut de Recherche Criminel</text:p>
      <text:p text:style-name="P2"><text:tab/>E) Problématique</text:p>
      <text:p text:style-name="P2"><text:tab/>F) Responsabilité sociale et légale</text:p>
      <text:p text:style-name="P2"/>
      <text:p text:style-name="P2"/>
      <text:p text:style-name="P4">II-Présentation du stage</text:p>
      <text:p text:style-name="P2"><text:tab/>A) faceComparison</text:p>
      <text:p text:style-name="P2"><text:tab/>B) Bibliothèques utilisées</text:p>
      <text:p text:style-name="P2"><text:tab/>C) Objectifs du stage</text:p>
      <text:p text:style-name="P2"/>
      <text:p text:style-name="P2"/>
      <text:p text:style-name="P4">III-Déroulement du stage</text:p>
      <text:p text:style-name="P2"><text:tab/>A) Découverte du Pôle, du projet et de la vision par ordinateur</text:p>
      <text:p text:style-name="P2"><text:tab/>B) Travail de recherche académique et état de l’art</text:p>
      <text:p text:style-name="P2"><text:tab/>C) Mesure de qualité de l’image et approche combinatoire</text:p>
      <text:p text:style-name="P2"><text:tab/>D) Arbre de traitement</text:p>
      <text:p text:style-name="P2"><text:tab/>E) Tests et implémentation</text:p>
      <text:p text:style-name="P2"/>
      <text:p text:style-name="P2"/>
      <text:p text:style-name="P4">IV-Bilan</text:p>
      <text:p text:style-name="P2"><text:tab/>A) Compétences</text:p>
      <text:p text:style-name="P2"><text:tab/>B) Lien avec l’ingénierie financière</text:p>
      <text:p text:style-name="P2"><text:tab/>C) Difficultés rencontrées</text:p>
      <text:p text:style-name="P2"><text:tab/>D) Analyse du stag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08:49:24.031352195</meta:creation-date>
    <dc:date>2024-08-26T09:00:20.380542081</dc:date>
    <meta:editing-duration>PT34S</meta:editing-duration>
    <meta:editing-cycles>1</meta:editing-cycles>
    <meta:document-statistic meta:table-count="0" meta:image-count="0" meta:object-count="0" meta:page-count="1" meta:paragraph-count="23" meta:word-count="105" meta:character-count="718" meta:non-whitespace-character-count="618"/>
    <meta:generator>LibreOffice/7.3.7.2$Linux_X86_64 LibreOffice_project/30$Build-2</meta:generator>
  </office:meta>
</office:document-meta>
</file>